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OpenSymbol" svg:font-family="Open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.489cm" table:align="margins"/>
    </style:style>
    <style:style style:name="Tabla2.A" style:family="table-column">
      <style:table-column-properties style:column-width="2.521cm" style:rel-column-width="1429*"/>
    </style:style>
    <style:style style:name="Tabla2.B" style:family="table-column">
      <style:table-column-properties style:column-width="4.919cm" style:rel-column-width="2789*"/>
    </style:style>
    <style:style style:name="Tabla2.C" style:family="table-column">
      <style:table-column-properties style:column-width="3.893cm" style:rel-column-width="2207*"/>
    </style:style>
    <style:style style:name="Tabla2.D" style:family="table-column">
      <style:table-column-properties style:column-width="4.644cm" style:rel-column-width="2633*"/>
    </style:style>
    <style:style style:name="Tabla2.E" style:family="table-column">
      <style:table-column-properties style:column-width="1.512cm" style:rel-column-width="857*"/>
    </style:style>
    <style:style style:name="Tabla2.1" style:family="table-row">
      <style:table-row-properties style:row-height="0.43cm"/>
    </style:style>
    <style:style style:name="Tabla2.A1" style:family="table-cell">
      <style:table-cell-properties fo:padding="0cm" fo:border="none"/>
    </style:style>
    <style:style style:name="Tabla1" style:family="table">
      <style:table-properties style:width="17.489cm" fo:margin-left="0cm" table:align="left"/>
    </style:style>
    <style:style style:name="Tabla1.A" style:family="table-column">
      <style:table-column-properties style:column-width="2.461cm"/>
    </style:style>
    <style:style style:name="Tabla1.B" style:family="table-column">
      <style:table-column-properties style:column-width="1.032cm"/>
    </style:style>
    <style:style style:name="Tabla1.C" style:family="table-column">
      <style:table-column-properties style:column-width="1.349cm"/>
    </style:style>
    <style:style style:name="Tabla1.D" style:family="table-column">
      <style:table-column-properties style:column-width="7.303cm"/>
    </style:style>
    <style:style style:name="Tabla1.F" style:family="table-column">
      <style:table-column-properties style:column-width="2.884cm"/>
    </style:style>
    <style:style style:name="Tabla1.1" style:family="table-row">
      <style:table-row-properties style:row-height="0.43cm" fo:keep-together="auto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FreeMono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>
        <style:tab-stops>
          <style:tab-stop style:position="2.17cm"/>
        </style:tab-stops>
      </style:paragraph-properties>
      <style:text-properties style:font-name="FreeMono" fo:font-size="8pt" style:font-size-asian="8pt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>
        <style:tab-stops>
          <style:tab-stop style:position="2.17cm"/>
        </style:tab-stops>
      </style:paragraph-properties>
      <style:text-properties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2.17cm"/>
        </style:tab-stops>
      </style:paragraph-properties>
      <style:text-properties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2.17cm"/>
        </style:tab-stops>
      </style:paragraph-properties>
    </style:style>
    <style:style style:name="P12" style:family="paragraph" style:parent-style-name="Standard">
      <style:paragraph-properties fo:text-align="start" style:justify-single-word="false" fo:break-before="page"/>
      <style:text-properties style:font-name="FreeMono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Ariel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user.context_lang or 'en_US')&gt;</text:placeholder></text:p>
      <text:p text:style-name="P5"><text:text-input text:description="&lt;for each=&quot;chunk in chunks2(o.invoice_line,14)&quot;&gt;">starts for loop</text:text-input></text:p>
      <text:p text:style-name="P5"/>
      <text:p text:style-name="P14"><text:text-input text:description="&lt;o.date_invoice and formatLang(o.date_invoice,date=True) or ''&gt;">18/01/2013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table:number-columns-spanned="2" office:value-type="string">
            <text:p text:style-name="P7"><text:text-input text:description="&lt;o.x_nombre_contado or o.partner_id.name&gt;">Partner's  Name</text:text-input></text:p>
          </table:table-cell>
          <table:covered-table-cell/>
          <table:table-cell table:style-name="Tabla2.A1" office:value-type="string">
            <text:p text:style-name="P3">RTN# <text:text-input text:description="&lt;o.rtn_field&gt;">NumFactura</text:text-input></text:p>
          </table:table-cell>
          <table:table-cell table:style-name="Tabla2.A1" office:value-type="string">
            <text:p text:style-name="P7"/>
          </table:table-cell>
        </table:table-row>
        <table:table-row table:style-name="Tabla2.1"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table:number-columns-spanned="2" office:value-type="string">
            <text:p text:style-name="P7"><text:text-input text:description="&lt;o.address_invoice_id.street&gt;">Partner's  Direction</text:text-input></text:p>
          </table:table-cell>
          <table:covered-table-cell/>
          <table:table-cell table:style-name="Tabla2.A1" office:value-type="string">
            <text:p text:style-name="P3">Factura#<text:text-input text:description="&lt;o.x_numfacruta&gt;">NumFactura</text:text-input></text:p>
          </table:table-cell>
          <table:table-cell table:style-name="Tabla2.A1" office:value-type="string">
            <text:p text:style-name="P3"/>
          </table:table-cell>
        </table:table-row>
        <table:table-row table:style-name="Tabla2.1"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office:value-type="string">
            <text:p text:style-name="P7"><text:text-input text:description="&lt;o.name&gt;">Referencia</text:text-input></text:p>
          </table:table-cell>
          <table:table-cell table:style-name="Tabla2.A1" office:value-type="string">
            <text:p text:style-name="P7"><text:text-input text:description="&lt;o.x_proyecto.name&gt;">Proyect</text:text-input></text:p>
          </table:table-cell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office:value-type="string">
            <text:p text:style-name="P6"><text:text-input text:description="&lt;o.date_due and formatLang(o.date_due,date=True) or ''&gt;">18/01/2013</text:text-input></text:p>
          </table:table-cell>
        </table:table-row>
        <table:table-row table:style-name="Tabla2.1">
          <table:table-cell table:style-name="Tabla2.A1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table-cell table:style-name="Tabla2.A1" table:number-columns-spanned="2" office:value-type="string">
            <text:p text:style-name="P3"><text:text-input text:description="&lt;if test=&quot;o.state=='draft'&quot;&gt;">If factura borrador</text:text-input>B O R R A D O R <text:s/>!<text:text-input text:description="&lt;/if&gt;">/if</text:text-input></text:p>
          </table:table-cell>
          <table:covered-table-cell/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6"/>
          </table:table-cell>
        </table:table-row>
      </table:table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column table:style-name="Tabla1.F"/>
        <table:table-row table:style-name="Tabla1.1">
          <table:table-cell table:style-name="Tabla1.A1" office:value-type="string">
            <text:p text:style-name="P9"><text:text-input text:description="&lt;for each=&quot;chunk_line in chunk['lines']&quot;&gt;">starts for loop</text:text-input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<text:text-input text:description="&lt;chunk_line.product_id.default_code&gt;">code</text:text-input> </text:p>
          </table:table-cell>
          <table:table-cell table:style-name="Tabla1.A1" office:value-type="string">
            <text:p text:style-name="P9"><text:text-input text:description="&lt;formatLang(chunk_line.quantity,digits=0)&gt;">qty</text:text-input> </text:p>
          </table:table-cell>
          <table:table-cell table:style-name="Tabla1.A1" office:value-type="string">
            <text:p text:style-name="P9"><text:text-input text:description="&lt;chunk_line.uos_id.name&gt;">unitOfSale</text:text-input> </text:p>
          </table:table-cell>
          <table:table-cell table:style-name="Tabla1.A1" office:value-type="string">
            <text:p text:style-name="P9"><text:text-input text:description="&lt;chunk_line.name&gt;">name</text:text-input> </text:p>
          </table:table-cell>
          <table:table-cell table:style-name="Tabla1.A1" office:value-type="string">
            <text:p text:style-name="P10"><text:text-input text:description="&lt;formatLang(chunk_line.price_unit, digits=get_digits(dp='Account'))&gt;">unitPrice</text:text-input> </text:p>
          </table:table-cell>
          <table:table-cell table:style-name="Tabla1.A1" office:value-type="string">
            <text:p text:style-name="P10"><text:text-input text:description="&lt;formatLang(chunk_line.price_subtotal, digits=get_digits(dp='Account'))&gt;">priceSubtotal</text:text-input> </text:p>
          </table:table-cell>
        </table:table-row>
        <table:table-row table:style-name="Tabla1.1">
          <table:table-cell table:style-name="Tabla1.A1" office:value-type="string">
            <text:p text:style-name="P9"><text:text-input text:description="&lt;/for&gt;">ends for loop</text:text-input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<text:text-input text:description="&lt;for each=&quot;empty_line in range(14-len(chunk['lines']))&quot;&gt;">starts for loop</text:text-input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</table:table-row>
        <table:table-row table:style-name="Tabla1.1">
          <table:table-cell table:style-name="Tabla1.A1" office:value-type="string">
            <text:p text:style-name="P9"><text:text-input text:description="&lt;/for&gt;">ends for loop</text:text-input></text:p>
            <text:p text:style-name="P9"/>
          </table:table-cell>
          <table:table-cell table:style-name="Tabla1.A1" office:value-type="string">
            <text:p text:style-name="P9"/>
            <text:p text:style-name="P9"/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</table:table>
      <text:p text:style-name="P2"/>
      <text:p text:style-name="P2"><text:text-input text:description="&lt;if test=&quot;chunk['last_chunk']&quot;&gt;">If last chunk</text:text-input></text:p>
      <text:p text:style-name="P1"><text:text-input text:description="&lt;formatLang(get_discount(o), digits=get_digits(dp='Account'))&gt;">Invoice Discount</text:text-input></text:p>
      <text:p text:style-name="P1"><text:text-input text:description="&lt;formatLang(o.amount_untaxed, digits=get_digits(dp='Account'))&gt;">TAXED SUBTTL</text:text-input></text:p>
      <text:p text:style-name="P1"><text:text-input text:description="&lt;formatLang(get_discount_tax(o), digits=get_digits(dp='Account'))&gt;">TAX + EXEMPT Total</text:text-input></text:p>
      <text:p text:style-name="P1"><text:text-input text:description="&lt;formatLang(o.amount_tax, digits=get_digits(dp='Account'))&gt;">TOTAL TAX</text:text-input></text:p>
      <text:p text:style-name="P1"><text:text-input text:description="&lt;formatLang(o.amount_total, digits=get_digits(dp='Account'))&gt;">Invoice Total</text:text-input></text:p>
      <text:p text:style-name="P2"/>
      <text:p text:style-name="P13"><text:text-input text:description="&lt;o.amount_in_words&gt;">Amount In Words</text:text-input></text:p>
      <text:p text:style-name="P2"/>
      <text:p text:style-name="P2"><text:text-input text:description="&lt;/if&gt;">/if</text:text-input></text:p>
      <text:p text:style-name="P2"><text:text-input text:description="&lt;if test=&quot;not chunk['last_chunk']&quot;&gt;">If not last chunk</text:text-input></text:p>
      <text:p text:style-name="P2"/>
      <text:p text:style-name="P12"/>
      <text:p text:style-name="P2"><text:text-input text:description="&lt;/if&gt;">/if</text:text-input></text:p>
      <text:p text:style-name="P4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el" svg:font-family="Ariel"/>
    <style:font-face style:name="OpenSymbol" svg:font-family="Open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.999cm" fo:page-height="13.995cm" style:num-format="1" style:print-orientation="portrait" fo:margin-top="0.889cm" fo:margin-bottom="0.48cm" fo:margin-left="0.499cm" fo:margin-right="1.01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9.001cm" fo:page-height="1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9T12:05:52</dc:date>
    <meta:editing-duration>P2DT10H6M19S</meta:editing-duration>
    <meta:editing-cycles>260</meta:editing-cycles>
    <meta:generator>LibreOffice/3.5$Linux_x86 LibreOffice_project/350m1$Build-2</meta:generator>
    <meta:document-statistic meta:table-count="2" meta:image-count="0" meta:object-count="0" meta:page-count="2" meta:paragraph-count="37" meta:word-count="128" meta:character-count="636" meta:non-whitespace-character-count="531"/>
    <meta:user-defined meta:name="Info 1"/>
    <meta:user-defined meta:name="Info 2"/>
    <meta:user-defined meta:name="Info 3"/>
    <meta:user-defined meta:name="Info 4"/>
  </office:meta>
</office:document-meta>
</file>